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5 <text:s text:c="16"/>Redo last view command</text:p>
      <text:p text:style-name="P1">shift+f5 <text:s text:c="10"/>View trace</text:p>
      <text:p text:style-name="P1">ctrl+f5 <text:s text:c="11"/>View trace -save-steps script</text:p>
      <text:p text:style-name="P1">ctrl+shift+f5 <text:s text:c="5"/>View standalone trace -save-steps script</text:p>
      <text:p text:style-name="P1">alt+ctrl+shift+f5 <text:s/>View standalone trace -save-steps important</text:p>
      <text:p text:style-name="P1">shift+f6 <text:s text:c="10"/>View trace for one step</text:p>
      <text:p text:style-name="P1"/>
      <text:p text:style-name="P1">f6 <text:s text:c="16"/>View diff</text:p>
      <text:p text:style-name="P1">ctrl+f6 <text:s text:c="11"/>View diff only code</text:p>
      <text:p text:style-name="P1">ctrl+shift+f6 <text:s text:c="5"/>View diff using internal syntax</text:p>
      <text:p text:style-name="P1"/>
      <text:p text:style-name="P1">f10 <text:s text:c="15"/>Rerun the last-tried test(s)</text:p>
      <text:p text:style-name="P1">ctrl+f10 <text:s text:c="10"/>Run the current test</text:p>
      <text:p text:style-name="P1">ctrl+shift+f10 <text:s text:c="4"/>Run and open diff for the current test</text:p>
      <text:p text:style-name="P1"/>
      <text:p text:style-name="P1">f11 <text:s text:c="15"/>Open doc for current source file in browser</text:p>
      <text:p text:style-name="P1">ctrl+k ctrl+k <text:s text:c="5"/>Kill the current tas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0:46:20.312312108</meta:creation-date>
    <dc:date>2025-09-11T10:49:06.964420208</dc:date>
    <meta:editing-duration>PT2M47S</meta:editing-duration>
    <meta:editing-cycles>1</meta:editing-cycles>
    <meta:document-statistic meta:table-count="0" meta:image-count="0" meta:object-count="0" meta:page-count="1" meta:paragraph-count="14" meta:word-count="79" meta:character-count="642" meta:non-whitespace-character-count="443"/>
    <meta:generator>LibreOffice/7.3.7.2$Linux_X86_64 LibreOffice_project/30$Build-2</meta:generator>
  </office:meta>
</office:document-meta>
</file>